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writing-mode="lr-tb"/>
    </style:style>
    <style:style style:name="P2" style:family="paragraph" style:parent-style-name="Standard">
      <style:paragraph-properties fo:text-align="start" style:justify-single-word="false" style:writing-mode="lr-tb"/>
      <style:text-properties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text-emphasize="none"/>
    </style:style>
    <style:style style:name="P3" style:family="paragraph" style:parent-style-name="Standard">
      <style:paragraph-properties fo:text-align="start" style:justify-single-word="false" style:writing-mode="lr-tb"/>
      <style:text-properties style:text-outline="false" style:text-line-through-style="none" style:text-line-through-type="none" style:font-name="Liberation Sans" fo:font-size="12pt" fo:font-style="normal" fo:text-shadow="none" style:text-underline-style="none" fo:font-weight="normal" officeooo:paragraph-rsid="001d6a0a" style:font-size-asian="12pt" style:font-style-asian="normal" style:font-weight-asian="normal" style:font-size-complex="12pt" style:text-emphasize="none"/>
    </style:style>
    <style:style style:name="P4" style:family="paragraph" style:parent-style-name="Standard">
      <style:paragraph-properties fo:text-align="start" style:justify-single-word="false" style:writing-mode="lr-tb"/>
      <style:text-properties style:text-outline="false" style:text-line-through-style="none" style:text-line-through-type="none" style:font-name="Liberation Sans" fo:font-size="12pt" fo:font-style="normal" fo:text-shadow="none" style:text-underline-style="none" fo:font-weight="bold" officeooo:rsid="001a6768" officeooo:paragraph-rsid="001a6768" style:font-size-asian="12pt" style:font-style-asian="normal" style:font-weight-asian="bold" style:font-size-complex="12pt" style:font-weight-complex="bold" style:text-emphasize="none"/>
    </style:style>
    <style:style style:name="P5" style:family="paragraph" style:parent-style-name="Standard">
      <style:paragraph-properties fo:text-align="start" style:justify-single-word="false" style:writing-mode="lr-tb"/>
      <style:text-properties style:font-name="Liberation Sans" fo:font-size="12pt" style:font-size-asian="12pt" style:font-size-complex="12pt"/>
    </style:style>
    <style:style style:name="P6" style:family="paragraph" style:parent-style-name="Standard">
      <style:paragraph-properties fo:text-align="start" style:justify-single-word="false" style:writing-mode="lr-tb"/>
      <style:text-properties style:font-name="Liberation Sans" fo:font-size="12pt" officeooo:paragraph-rsid="0016cdd6" style:font-size-asian="12pt" style:font-size-complex="12pt"/>
    </style:style>
    <style:style style:name="P7" style:family="paragraph" style:parent-style-name="Standard">
      <style:paragraph-properties fo:text-align="start" style:justify-single-word="false" style:writing-mode="lr-tb"/>
      <style:text-properties style:font-name="Liberation Sans" fo:font-size="12pt" officeooo:paragraph-rsid="001c1029" style:font-size-asian="12pt" style:font-size-complex="12pt"/>
    </style:style>
    <style:style style:name="P8" style:family="paragraph" style:parent-style-name="Standard">
      <style:paragraph-properties fo:text-align="start" style:justify-single-word="false" style:writing-mode="lr-tb"/>
      <style:text-properties style:font-name="Liberation Sans" fo:font-size="12pt" officeooo:paragraph-rsid="001d6a0a" style:font-size-asian="12pt" style:font-size-complex="12pt"/>
    </style:style>
    <style:style style:name="P9" style:family="paragraph" style:parent-style-name="Standard">
      <style:paragraph-properties fo:text-align="start" style:justify-single-word="false" style:writing-mode="lr-tb"/>
      <style:text-properties style:font-name="Liberation Sans" fo:font-size="12pt" officeooo:rsid="001a6768" style:font-size-asian="12pt" style:font-size-complex="12pt"/>
    </style:style>
    <style:style style:name="P10" style:family="paragraph" style:parent-style-name="Standard">
      <style:paragraph-properties fo:text-align="start" style:justify-single-word="false" style:writing-mode="lr-tb"/>
      <style:text-properties style:font-name="Liberation Sans" fo:font-size="12pt" officeooo:rsid="00188a18" style:font-size-asian="12pt" style:font-size-complex="12pt"/>
    </style:style>
    <style:style style:name="P11" style:family="paragraph" style:parent-style-name="Standard">
      <style:paragraph-properties fo:text-align="start" style:justify-single-word="false" style:writing-mode="lr-tb"/>
      <style:text-properties style:font-name="Liberation Sans" fo:font-size="12pt" officeooo:rsid="0016cdd6" style:font-size-asian="12pt" style:font-size-complex="12pt"/>
    </style:style>
    <style:style style:name="P12"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writing-mode="lr-tb"/>
      <style:text-properties style:font-name="Liberation Sans" fo:font-size="18pt" style:font-size-asian="18pt" style:font-size-complex="18pt"/>
    </style:style>
    <style:style style:name="P13" style:family="paragraph" style:parent-style-name="Standard">
      <loext:graphic-properties draw:fill="none"/>
      <style:paragraph-properties fo:margin-left="0in" fo:margin-right="0in" fo:text-align="start" style:justify-single-word="false" fo:text-indent="0in" style:auto-text-indent="false" fo:background-color="transparent" style:writing-mode="lr-tb"/>
      <style:text-properties style:font-name="Liberation Sans" fo:font-size="18pt" style:font-size-asian="18pt" style:font-size-complex="18pt"/>
    </style:style>
    <style:style style:name="P14" style:family="paragraph" style:parent-style-name="Standard">
      <loext:graphic-properties draw:fill="none"/>
      <style:paragraph-properties fo:margin-left="0in" fo:margin-right="0in" fo:text-align="start" style:justify-single-word="false" fo:text-indent="0in" style:auto-text-indent="false" fo:background-color="transparent" style:writing-mode="lr-tb">
        <style:tab-stops/>
      </style:paragraph-properties>
      <style:text-properties style:font-name="Liberation Sans" fo:font-size="18pt" fo:font-weight="bold" officeooo:rsid="00156370" officeooo:paragraph-rsid="00156370" style:font-size-asian="18pt" style:font-weight-asian="bold" style:font-size-complex="18pt" style:font-weight-complex="bold"/>
    </style:style>
    <style:style style:name="P15" style:family="paragraph" style:parent-style-name="Standard">
      <loext:graphic-properties draw:fill="none"/>
      <style:paragraph-properties fo:margin-left="0in" fo:margin-right="0in" fo:text-align="start" style:justify-single-word="false" fo:text-indent="0in" style:auto-text-indent="false" fo:background-color="transparent" style:writing-mode="lr-tb">
        <style:tab-stops/>
      </style:paragraph-properties>
      <style:text-properties style:font-name="Liberation Sans" fo:font-size="18pt" fo:font-weight="bold" officeooo:rsid="001583cf" officeooo:paragraph-rsid="001583cf" style:font-size-asian="18pt" style:font-weight-asian="bold" style:font-size-complex="18pt" style:font-weight-complex="bold"/>
    </style:style>
    <style:style style:name="P16" style:family="paragraph" style:parent-style-name="Standard">
      <loext:graphic-properties draw:fill="none"/>
      <style:paragraph-properties fo:margin-left="0in" fo:margin-right="0in" fo:text-align="start" style:justify-single-word="false" fo:text-indent="0in" style:auto-text-indent="false" fo:background-color="transparent" style:writing-mode="lr-tb">
        <style:tab-stops/>
      </style:paragraph-properties>
      <style:text-properties style:font-name="Liberation Sans" fo:font-size="18pt" fo:font-weight="bold" officeooo:rsid="00188a18" officeooo:paragraph-rsid="00188a18" style:font-size-asian="18pt" style:font-weight-asian="bold" style:font-size-complex="18pt" style:font-weight-complex="bold"/>
    </style:style>
    <style:style style:name="P17" style:family="paragraph" style:parent-style-name="Standard">
      <loext:graphic-properties draw:fill="none"/>
      <style:paragraph-properties fo:margin-left="0in" fo:margin-right="0in" fo:text-align="start" style:justify-single-word="false" fo:text-indent="0in" style:auto-text-indent="false" fo:background-color="transparent" style:writing-mode="lr-tb"/>
      <style:text-properties style:font-name="Liberation Sans" fo:font-size="12pt" fo:font-weight="bold" officeooo:rsid="000472e2" officeooo:paragraph-rsid="000472e2" style:font-size-asian="12pt" style:font-weight-asian="bold" style:font-size-complex="12pt" style:font-weight-complex="bold"/>
    </style:style>
    <style:style style:name="P18" style:family="paragraph" style:parent-style-name="Standard">
      <loext:graphic-properties draw:fill="none"/>
      <style:paragraph-properties fo:margin-left="0in" fo:margin-right="0in" fo:text-align="start" style:justify-single-word="false" fo:text-indent="0in" style:auto-text-indent="false" fo:background-color="transparent" style:writing-mode="lr-tb">
        <style:tab-stops/>
      </style:paragraph-properties>
      <style:text-properties style:font-name="Liberation Sans" fo:font-size="12pt" fo:font-weight="bold" officeooo:rsid="00156370" officeooo:paragraph-rsid="00156370" style:font-size-asian="12pt" style:font-weight-asian="bold" style:font-size-complex="12pt" style:font-weight-complex="bold"/>
    </style:style>
    <style:style style:name="P19" style:family="paragraph" style:parent-style-name="Standard">
      <loext:graphic-properties draw:fill="none"/>
      <style:paragraph-properties fo:margin-left="0in" fo:margin-right="0in" fo:text-align="start" style:justify-single-word="false" fo:text-indent="0in" style:auto-text-indent="false" fo:background-color="transparent" style:writing-mode="lr-tb">
        <style:tab-stops/>
      </style:paragraph-properties>
      <style:text-properties style:font-name="Liberation Sans" fo:font-size="12pt" fo:font-weight="bold" officeooo:rsid="0016cdd6" officeooo:paragraph-rsid="0016cdd6" style:font-size-asian="12pt" style:font-weight-asian="bold" style:font-size-complex="12pt" style:font-weight-complex="bold"/>
    </style:style>
    <style:style style:name="P20" style:family="paragraph" style:parent-style-name="Standard">
      <loext:graphic-properties draw:fill="none"/>
      <style:paragraph-properties fo:margin-left="0in" fo:margin-right="0in" fo:text-align="start" style:justify-single-word="false" fo:text-indent="0in" style:auto-text-indent="false" fo:background-color="transparent" style:writing-mode="lr-tb">
        <style:tab-stops/>
      </style:paragraph-properties>
      <style:text-properties style:font-name="Liberation Sans" fo:font-size="12pt" fo:font-weight="bold" officeooo:rsid="00188a18" officeooo:paragraph-rsid="00188a18" style:font-size-asian="12pt" style:font-weight-asian="bold" style:font-size-complex="12pt" style:font-weight-complex="bold"/>
    </style:style>
    <style:style style:name="P21" style:family="paragraph" style:parent-style-name="Standard">
      <loext:graphic-properties draw:fill="none"/>
      <style:paragraph-properties fo:margin-left="0in" fo:margin-right="0in" fo:text-align="start" style:justify-single-word="false" fo:text-indent="0in" style:auto-text-indent="false" fo:background-color="transparent" style:writing-mode="lr-tb">
        <style:tab-stops/>
      </style:paragraph-properties>
      <style:text-properties style:font-name="Liberation Sans" fo:font-size="12pt" fo:font-weight="bold" officeooo:rsid="001a6768" officeooo:paragraph-rsid="001a6768" style:font-size-asian="12pt" style:font-weight-asian="bold" style:font-size-complex="12pt" style:font-weight-complex="bold"/>
    </style:style>
    <style:style style:name="P22" style:family="paragraph" style:parent-style-name="Standard">
      <loext:graphic-properties draw:fill="none"/>
      <style:paragraph-properties fo:margin-left="0in" fo:margin-right="0in" fo:text-align="start" style:justify-single-word="false" fo:text-indent="0in" style:auto-text-indent="false" fo:background-color="transparent" style:writing-mode="lr-tb">
        <style:tab-stops/>
      </style:paragraph-properties>
      <style:text-properties style:font-name="Liberation Sans" fo:font-size="12pt" fo:font-weight="bold" officeooo:rsid="001d6a0a" officeooo:paragraph-rsid="001d6a0a" style:font-size-asian="12pt" style:font-weight-asian="bold" style:font-size-complex="12pt" style:font-weight-complex="bold"/>
    </style:style>
    <style:style style:name="P23" style:family="paragraph" style:parent-style-name="Standard">
      <loext:graphic-properties draw:fill="none"/>
      <style:paragraph-properties fo:margin-left="0in" fo:margin-right="0in" fo:text-align="start" style:justify-single-word="false" fo:text-indent="0in" style:auto-text-indent="false" fo:background-color="transparent" style:writing-mode="lr-tb"/>
      <style:text-properties style:font-name="Liberation Sans" fo:font-size="12pt" style:font-size-asian="12pt" style:font-size-complex="12pt"/>
    </style:style>
    <style:style style:name="P24" style:family="paragraph" style:parent-style-name="Standard">
      <loext:graphic-properties draw:fill="none"/>
      <style:paragraph-properties fo:margin-left="0in" fo:margin-right="0in" fo:text-align="start" style:justify-single-word="false" fo:text-indent="0in" style:auto-text-indent="false" fo:background-color="transparent" style:writing-mode="lr-tb">
        <style:tab-stops/>
      </style:paragraph-properties>
      <style:text-properties style:font-name="Liberation Sans" fo:font-size="12pt" officeooo:paragraph-rsid="00128825" style:font-size-asian="12pt" style:font-size-complex="12pt"/>
    </style:style>
    <style:style style:name="P25" style:family="paragraph" style:parent-style-name="Standard">
      <loext:graphic-properties draw:fill="none"/>
      <style:paragraph-properties fo:margin-left="0in" fo:margin-right="0in" fo:text-align="start" style:justify-single-word="false" fo:text-indent="0in" style:auto-text-indent="false" fo:background-color="transparent" style:writing-mode="lr-tb">
        <style:tab-stops/>
      </style:paragraph-properties>
      <style:text-properties style:font-name="Liberation Sans" fo:font-size="12pt" officeooo:paragraph-rsid="00156370" style:font-size-asian="12pt" style:font-size-complex="12pt"/>
    </style:style>
    <style:style style:name="P26" style:family="paragraph" style:parent-style-name="Standard">
      <loext:graphic-properties draw:fill="none"/>
      <style:paragraph-properties fo:margin-left="0in" fo:margin-right="0in" fo:text-align="start" style:justify-single-word="false" fo:text-indent="0in" style:auto-text-indent="false" fo:background-color="transparent" style:writing-mode="lr-tb">
        <style:tab-stops/>
      </style:paragraph-properties>
      <style:text-properties style:font-name="Liberation Sans" fo:font-size="12pt" officeooo:rsid="000c4f8c" officeooo:paragraph-rsid="00128825" style:font-size-asian="12pt" style:font-size-complex="12pt"/>
    </style:style>
    <style:style style:name="P27" style:family="paragraph" style:parent-style-name="Standard">
      <loext:graphic-properties draw:fill="none"/>
      <style:paragraph-properties fo:margin-left="0in" fo:margin-right="0in" fo:text-align="start" style:justify-single-word="false" fo:text-indent="0in" style:auto-text-indent="false" fo:background-color="transparent" style:writing-mode="lr-tb">
        <style:tab-stops/>
      </style:paragraph-properties>
      <style:text-properties style:font-name="Liberation Sans" fo:font-size="12pt" officeooo:rsid="000c4f8c" officeooo:paragraph-rsid="00156370" style:font-size-asian="12pt" style:font-size-complex="12pt"/>
    </style:style>
    <style:style style:name="P28" style:family="paragraph" style:parent-style-name="Standard">
      <loext:graphic-properties draw:fill="none"/>
      <style:paragraph-properties fo:margin-left="0in" fo:margin-right="0in" fo:text-align="start" style:justify-single-word="false" fo:text-indent="0in" style:auto-text-indent="false" fo:background-color="transparent" style:writing-mode="lr-tb">
        <style:tab-stops/>
      </style:paragraph-properties>
      <style:text-properties style:font-name="Liberation Sans" fo:font-size="12pt" officeooo:rsid="00156370" officeooo:paragraph-rsid="00156370" style:font-size-asian="12pt" style:font-size-complex="12pt"/>
    </style:style>
    <style:style style:name="P29" style:family="paragraph" style:parent-style-name="Standard">
      <loext:graphic-properties draw:fill="none"/>
      <style:paragraph-properties fo:margin-left="0in" fo:margin-right="0in" fo:text-align="start" style:justify-single-word="false" fo:text-indent="0in" style:auto-text-indent="false" fo:background-color="transparent" style:writing-mode="lr-tb">
        <style:tab-stops/>
      </style:paragraph-properties>
      <style:text-properties style:font-name="Liberation Sans" fo:font-size="12pt" officeooo:rsid="001583cf" officeooo:paragraph-rsid="001583cf" style:font-size-asian="12pt" style:font-size-complex="12pt"/>
    </style:style>
    <style:style style:name="P30" style:family="paragraph" style:parent-style-name="Standard">
      <loext:graphic-properties draw:fill="none"/>
      <style:paragraph-properties fo:margin-left="0in" fo:margin-right="0in" fo:text-align="start" style:justify-single-word="false" fo:text-indent="0in" style:auto-text-indent="false" fo:background-color="transparent" style:writing-mode="lr-tb">
        <style:tab-stops/>
      </style:paragraph-properties>
      <style:text-properties style:font-name="Liberation Sans" fo:font-size="12pt" officeooo:rsid="0016cdd6" officeooo:paragraph-rsid="0016cdd6" style:font-size-asian="12pt" style:font-size-complex="12pt"/>
    </style:style>
    <style:style style:name="P31" style:family="paragraph" style:parent-style-name="Standard">
      <loext:graphic-properties draw:fill="none"/>
      <style:paragraph-properties fo:margin-left="0in" fo:margin-right="0in" fo:text-align="start" style:justify-single-word="false" fo:text-indent="0in" style:auto-text-indent="false" fo:background-color="transparent" style:writing-mode="lr-tb">
        <style:tab-stops/>
      </style:paragraph-properties>
      <style:text-properties style:font-name="Liberation Sans" fo:font-size="12pt" officeooo:rsid="00188a18" officeooo:paragraph-rsid="00188a18" style:font-size-asian="12pt" style:font-size-complex="12pt"/>
    </style:style>
    <style:style style:name="P32" style:family="paragraph" style:parent-style-name="Standard">
      <loext:graphic-properties draw:fill="none"/>
      <style:paragraph-properties fo:margin-left="0in" fo:margin-right="0in" fo:text-align="start" style:justify-single-word="false" fo:text-indent="0in" style:auto-text-indent="false" fo:background-color="transparent" style:writing-mode="lr-tb">
        <style:tab-stops/>
      </style:paragraph-properties>
      <style:text-properties style:font-name="Liberation Sans" fo:font-size="12pt" officeooo:rsid="001a6768" officeooo:paragraph-rsid="001a6768" style:font-size-asian="12pt" style:font-size-complex="12pt"/>
    </style:style>
    <style:style style:name="P33" style:family="paragraph" style:parent-style-name="Standard">
      <loext:graphic-properties draw:fill="none"/>
      <style:paragraph-properties fo:margin-left="0in" fo:margin-right="0in" fo:text-align="start" style:justify-single-word="false" fo:text-indent="0in" style:auto-text-indent="false" fo:background-color="transparent" style:writing-mode="lr-tb">
        <style:tab-stops/>
      </style:paragraph-properties>
      <style:text-properties style:font-name="Liberation Sans" fo:font-size="12pt" officeooo:rsid="001d6a0a" officeooo:paragraph-rsid="001d6a0a" style:font-size-asian="12pt" style:font-size-complex="12pt"/>
    </style:style>
    <style:style style:name="P34" style:family="paragraph" style:parent-style-name="Standard">
      <loext:graphic-properties draw:fill="none"/>
      <style:paragraph-properties fo:margin-left="0in" fo:margin-right="0in" fo:text-align="start" style:justify-single-word="false" fo:text-indent="0in" style:auto-text-indent="false" fo:background-color="transparent" style:writing-mode="lr-tb">
        <style:tab-stops/>
      </style:paragraph-properties>
      <style:text-properties style:text-outline="false" style:text-line-through-style="none" style:text-line-through-type="none" style:font-name="Liberation Sans" fo:font-size="12pt" fo:font-style="normal" fo:text-shadow="none" style:text-underline-style="none" fo:font-weight="normal" officeooo:paragraph-rsid="00128825" style:font-size-asian="12pt" style:font-style-asian="normal" style:font-weight-asian="normal" style:font-size-complex="12pt" style:text-emphasize="none"/>
    </style:style>
    <style:style style:name="P35" style:family="paragraph" style:parent-style-name="Standard">
      <loext:graphic-properties draw:fill="none"/>
      <style:paragraph-properties fo:margin-left="0in" fo:margin-right="0in" fo:text-align="start" style:justify-single-word="false" fo:text-indent="0in" style:auto-text-indent="false" fo:background-color="transparent" style:writing-mode="lr-tb">
        <style:tab-stops/>
      </style:paragraph-properties>
      <style:text-properties style:text-outline="false" style:text-line-through-style="none" style:text-line-through-type="none" style:font-name="Liberation Sans" fo:font-size="12pt" fo:font-style="normal" fo:text-shadow="none" style:text-underline-style="none" fo:font-weight="normal" officeooo:rsid="0016cdd6" officeooo:paragraph-rsid="0016cdd6" style:font-size-asian="12pt" style:font-style-asian="normal" style:font-weight-asian="normal" style:font-size-complex="12pt" style:text-emphasize="none"/>
    </style:style>
    <style:style style:name="P36" style:family="paragraph" style:parent-style-name="Standard">
      <loext:graphic-properties draw:fill="none"/>
      <style:paragraph-properties fo:margin-left="0in" fo:margin-right="0in" fo:text-align="start" style:justify-single-word="false" fo:text-indent="0in" style:auto-text-indent="false" fo:background-color="transparent" style:writing-mode="lr-tb">
        <style:tab-stops/>
      </style:paragraph-properties>
      <style:text-properties style:text-outline="false" style:text-line-through-style="none" style:text-line-through-type="none" style:font-name="Liberation Sans" fo:font-size="12pt" fo:font-style="normal" fo:text-shadow="none" style:text-underline-style="none" fo:font-weight="normal" officeooo:rsid="00188a18" officeooo:paragraph-rsid="001c1029" style:font-size-asian="12pt" style:font-style-asian="normal" style:font-weight-asian="normal" style:font-size-complex="12pt" style:text-emphasize="none"/>
    </style:style>
    <style:style style:name="P37" style:family="paragraph" style:parent-style-name="Standard">
      <loext:graphic-properties draw:fill="none"/>
      <style:paragraph-properties fo:margin-left="0in" fo:margin-right="0in" fo:text-align="start" style:justify-single-word="false" fo:text-indent="0in" style:auto-text-indent="false" fo:background-color="transparent" style:writing-mode="lr-tb">
        <style:tab-stops/>
      </style:paragraph-properties>
      <style:text-properties style:text-outline="false" style:text-line-through-style="none" style:text-line-through-type="none" style:font-name="Liberation Sans" fo:font-size="12pt" fo:font-style="normal" fo:text-shadow="none" style:text-underline-style="none" fo:font-weight="normal" officeooo:rsid="001d6a0a" officeooo:paragraph-rsid="001d6a0a" style:font-size-asian="12pt" style:font-style-asian="normal" style:font-weight-asian="normal" style:font-size-complex="12pt" style:text-emphasize="none"/>
    </style:style>
    <style:style style:name="P38"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Liberation Sans" fo:font-size="12pt" style:font-size-asian="12pt" style:font-size-complex="12pt"/>
    </style:style>
    <style:style style:name="P39"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Liberation Sans" fo:font-size="12pt" officeooo:paragraph-rsid="000472e2" style:font-size-asian="12pt" style:font-size-complex="12pt"/>
    </style:style>
    <style:style style:name="P40"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Liberation Sans" fo:font-size="12pt" officeooo:paragraph-rsid="000ae67b" style:font-size-asian="12pt" style:font-size-complex="12pt"/>
    </style:style>
    <style:style style:name="P41" style:family="paragraph" style:parent-style-name="Standard">
      <loext:graphic-properties draw:fill="none"/>
      <style:paragraph-properties fo:margin-left="0in" fo:margin-right="0in" fo:text-align="start" style:justify-single-word="false" fo:text-indent="0in" style:auto-text-indent="false" fo:background-color="transparent">
        <style:tab-stops/>
      </style:paragraph-properties>
      <style:text-properties style:font-name="Liberation Sans" fo:font-size="12pt" officeooo:paragraph-rsid="000ae67b" style:font-size-asian="12pt" style:font-size-complex="12pt"/>
    </style:style>
    <style:style style:name="P42" style:family="paragraph" style:parent-style-name="Standard">
      <loext:graphic-properties draw:fill="none"/>
      <style:paragraph-properties fo:margin-left="0in" fo:margin-right="0in" fo:text-align="start" style:justify-single-word="false" fo:text-indent="0in" style:auto-text-indent="false" fo:background-color="transparent">
        <style:tab-stops/>
      </style:paragraph-properties>
      <style:text-properties style:font-name="Liberation Sans" fo:font-size="12pt" officeooo:paragraph-rsid="00068f3d" style:font-size-asian="12pt" style:font-size-complex="12pt"/>
    </style:style>
    <style:style style:name="P43" style:family="paragraph" style:parent-style-name="Standard">
      <loext:graphic-properties draw:fill="none"/>
      <style:paragraph-properties fo:margin-left="0in" fo:margin-right="0in" fo:text-align="start" style:justify-single-word="false" fo:text-indent="0in" style:auto-text-indent="false" fo:background-color="transparent">
        <style:tab-stops/>
      </style:paragraph-properties>
      <style:text-properties style:font-name="Liberation Sans" fo:font-size="12pt" officeooo:paragraph-rsid="000472e2" style:font-size-asian="12pt" style:font-size-complex="12pt"/>
    </style:style>
    <style:style style:name="P44" style:family="paragraph" style:parent-style-name="Standard">
      <loext:graphic-properties draw:fill="none"/>
      <style:paragraph-properties fo:margin-left="0in" fo:margin-right="0in" fo:text-align="start" style:justify-single-word="false" fo:text-indent="0in" style:auto-text-indent="false" fo:background-color="transparent">
        <style:tab-stops/>
      </style:paragraph-properties>
      <style:text-properties style:font-name="Liberation Sans" fo:font-size="12pt" officeooo:paragraph-rsid="0005ec52" style:font-size-asian="12pt" style:font-size-complex="12pt"/>
    </style:style>
    <style:style style:name="P45" style:family="paragraph" style:parent-style-name="Standard">
      <loext:graphic-properties draw:fill="none"/>
      <style:paragraph-properties fo:margin-left="0in" fo:margin-right="0in" fo:text-align="start" style:justify-single-word="false" fo:text-indent="0in" style:auto-text-indent="false" fo:background-color="transparent">
        <style:tab-stops/>
      </style:paragraph-properties>
      <style:text-properties style:font-name="Liberation Sans" fo:font-size="12pt" officeooo:paragraph-rsid="00067b52" style:font-size-asian="12pt" style:font-size-complex="12pt"/>
    </style:style>
    <style:style style:name="P46" style:family="paragraph" style:parent-style-name="Standard">
      <loext:graphic-properties draw:fill="none"/>
      <style:paragraph-properties fo:margin-left="0in" fo:margin-right="0in" fo:text-align="start" style:justify-single-word="false" fo:text-indent="0in" style:auto-text-indent="false" fo:background-color="transparent">
        <style:tab-stops/>
      </style:paragraph-properties>
      <style:text-properties style:font-name="Liberation Sans" fo:font-size="12pt" officeooo:paragraph-rsid="000c4f8c" style:font-size-asian="12pt" style:font-size-complex="12pt"/>
    </style:style>
    <style:style style:name="P47" style:family="paragraph" style:parent-style-name="Standard">
      <loext:graphic-properties draw:fill="none"/>
      <style:paragraph-properties fo:margin-left="0in" fo:margin-right="0in" fo:text-align="start" style:justify-single-word="false" fo:text-indent="0in" style:auto-text-indent="false" fo:background-color="transparent">
        <style:tab-stops/>
      </style:paragraph-properties>
      <style:text-properties style:font-name="Liberation Sans" fo:font-size="12pt" officeooo:paragraph-rsid="00128825" style:font-size-asian="12pt" style:font-size-complex="12pt"/>
    </style:style>
    <style:style style:name="P48" style:family="paragraph" style:parent-style-name="Standard">
      <loext:graphic-properties draw:fill="none"/>
      <style:paragraph-properties fo:margin-left="0in" fo:margin-right="0in" fo:text-align="start" style:justify-single-word="false" fo:text-indent="0in" style:auto-text-indent="false" fo:background-color="transparent">
        <style:tab-stops/>
      </style:paragraph-properties>
      <style:text-properties style:font-name="Liberation Sans" fo:font-size="12pt" officeooo:paragraph-rsid="00144fa6" style:font-size-asian="12pt" style:font-size-complex="12pt"/>
    </style:style>
    <style:style style:name="P49"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Liberation Sans" fo:font-size="12pt" officeooo:paragraph-rsid="000c4f8c" style:font-size-asian="12pt" style:font-size-complex="12pt"/>
    </style:style>
    <style:style style:name="P50"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Liberation Sans" fo:font-size="12pt" officeooo:paragraph-rsid="00068f3d" style:font-size-asian="12pt" style:font-size-complex="12pt"/>
    </style:style>
    <style:style style:name="P51"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Liberation Sans" fo:font-size="12pt" officeooo:rsid="000472e2" officeooo:paragraph-rsid="000472e2" style:font-size-asian="12pt" style:font-size-complex="12pt"/>
    </style:style>
    <style:style style:name="P52"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Liberation Sans" fo:font-size="12pt" officeooo:rsid="000c4f8c" officeooo:paragraph-rsid="000c4f8c" style:font-size-asian="12pt" style:font-size-complex="12pt"/>
    </style:style>
    <style:style style:name="P53" style:family="paragraph" style:parent-style-name="Standard">
      <loext:graphic-properties draw:fill="none"/>
      <style:paragraph-properties fo:margin-left="0in" fo:margin-right="0in" fo:text-align="start" style:justify-single-word="false" fo:text-indent="0in" style:auto-text-indent="false" fo:background-color="transparent">
        <style:tab-stops/>
      </style:paragraph-properties>
      <style:text-properties style:font-name="Liberation Sans" fo:font-size="12pt" officeooo:rsid="000c4f8c" officeooo:paragraph-rsid="000c4f8c" style:font-size-asian="12pt" style:font-size-complex="12pt"/>
    </style:style>
    <style:style style:name="P54" style:family="paragraph" style:parent-style-name="Standard">
      <loext:graphic-properties draw:fill="none"/>
      <style:paragraph-properties fo:margin-left="0in" fo:margin-right="0in" fo:text-align="start" style:justify-single-word="false" fo:text-indent="0in" style:auto-text-indent="false" fo:background-color="transparent">
        <style:tab-stops/>
      </style:paragraph-properties>
      <style:text-properties style:font-name="Liberation Sans" fo:font-size="12pt" officeooo:rsid="00067b52" officeooo:paragraph-rsid="00068f3d" style:font-size-asian="12pt" style:font-size-complex="12pt"/>
    </style:style>
    <style:style style:name="P55" style:family="paragraph" style:parent-style-name="Standard">
      <loext:graphic-properties draw:fill="none"/>
      <style:paragraph-properties fo:margin-left="0in" fo:margin-right="0in" fo:text-align="start" style:justify-single-word="false" fo:text-indent="0in" style:auto-text-indent="false" fo:background-color="transparent">
        <style:tab-stops/>
      </style:paragraph-properties>
      <style:text-properties style:font-name="Liberation Sans" fo:font-size="12pt" officeooo:rsid="00067b52" officeooo:paragraph-rsid="000472e2" style:font-size-asian="12pt" style:font-size-complex="12pt"/>
    </style:style>
    <style:style style:name="P56" style:family="paragraph" style:parent-style-name="Standard">
      <loext:graphic-properties draw:fill="none"/>
      <style:paragraph-properties fo:margin-left="0in" fo:margin-right="0in" fo:text-align="start" style:justify-single-word="false" fo:text-indent="0in" style:auto-text-indent="false" fo:background-color="transparent">
        <style:tab-stops/>
      </style:paragraph-properties>
      <style:text-properties style:font-name="Liberation Sans" fo:font-size="12pt" officeooo:rsid="0005ec52" officeooo:paragraph-rsid="0005ec52" style:font-size-asian="12pt" style:font-size-complex="12pt"/>
    </style:style>
    <style:style style:name="P57" style:family="paragraph" style:parent-style-name="Standard">
      <loext:graphic-properties draw:fill="none"/>
      <style:paragraph-properties fo:margin-left="0in" fo:margin-right="0in" fo:text-align="start" style:justify-single-word="false" fo:text-indent="0in" style:auto-text-indent="false" fo:background-color="transparent">
        <style:tab-stops/>
      </style:paragraph-properties>
      <style:text-properties style:font-name="Liberation Sans" fo:font-size="12pt" officeooo:rsid="000ef3fa" officeooo:paragraph-rsid="000ef3fa" style:font-size-asian="12pt" style:font-size-complex="12pt"/>
    </style:style>
    <style:style style:name="P58" style:family="paragraph" style:parent-style-name="Standard">
      <loext:graphic-properties draw:fill="none"/>
      <style:paragraph-properties fo:margin-left="0in" fo:margin-right="0in" fo:text-align="start" style:justify-single-word="false" fo:text-indent="0in" style:auto-text-indent="false" fo:background-color="transparent">
        <style:tab-stops/>
      </style:paragraph-properties>
      <style:text-properties style:font-name="Liberation Sans" fo:font-size="12pt" officeooo:rsid="00128825" officeooo:paragraph-rsid="00128825" style:font-size-asian="12pt" style:font-size-complex="12pt"/>
    </style:style>
    <style:style style:name="P59" style:family="paragraph" style:parent-style-name="Standard">
      <loext:graphic-properties draw:fill="none"/>
      <style:paragraph-properties fo:margin-left="0in" fo:margin-right="0in" fo:text-align="start" style:justify-single-word="false" fo:text-indent="0in" style:auto-text-indent="false" fo:background-color="transparent">
        <style:tab-stops/>
      </style:paragraph-properties>
      <style:text-properties style:font-name="Liberation Sans" fo:font-size="12pt" officeooo:rsid="00128825" officeooo:paragraph-rsid="00144fa6" style:font-size-asian="12pt" style:font-size-complex="12pt"/>
    </style:style>
    <style:style style:name="P60"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Liberation Sans" fo:font-size="12pt" fo:font-weight="bold" officeooo:rsid="000472e2" officeooo:paragraph-rsid="000472e2" style:font-size-asian="12pt" style:font-weight-asian="bold" style:font-size-complex="12pt" style:font-weight-complex="bold"/>
    </style:style>
    <style:style style:name="P61"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Liberation Sans" fo:font-size="12pt" fo:font-weight="bold" officeooo:rsid="000c4f8c" officeooo:paragraph-rsid="000c4f8c" style:font-size-asian="12pt" style:font-weight-asian="bold" style:font-size-complex="12pt" style:font-weight-complex="bold"/>
    </style:style>
    <style:style style:name="P62" style:family="paragraph" style:parent-style-name="Standard">
      <loext:graphic-properties draw:fill="none"/>
      <style:paragraph-properties fo:margin-left="0in" fo:margin-right="0in" fo:text-align="start" style:justify-single-word="false" fo:text-indent="0in" style:auto-text-indent="false" fo:background-color="transparent">
        <style:tab-stops/>
      </style:paragraph-properties>
      <style:text-properties style:font-name="Liberation Sans" fo:font-size="12pt" fo:font-weight="bold" officeooo:rsid="00067b52" officeooo:paragraph-rsid="00068f3d" style:font-size-asian="12pt" style:font-weight-asian="bold" style:font-size-complex="12pt" style:font-weight-complex="bold"/>
    </style:style>
    <style:style style:name="P63"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Liberation Sans" fo:font-size="12pt" fo:font-weight="bold" officeooo:rsid="0005ec52" officeooo:paragraph-rsid="0005ec52" style:font-size-asian="12pt" style:font-weight-asian="bold" style:font-size-complex="12pt" style:font-weight-complex="bold"/>
    </style:style>
    <style:style style:name="P64" style:family="paragraph" style:parent-style-name="Standard">
      <loext:graphic-properties draw:fill="none"/>
      <style:paragraph-properties fo:margin-left="0in" fo:margin-right="0in" fo:text-align="start" style:justify-single-word="false" fo:text-indent="0in" style:auto-text-indent="false" fo:background-color="transparent">
        <style:tab-stops/>
      </style:paragraph-properties>
      <style:text-properties style:font-name="Liberation Sans" fo:font-size="12pt" fo:font-weight="bold" officeooo:rsid="0005ec52" officeooo:paragraph-rsid="0005ec52" style:font-size-asian="12pt" style:font-weight-asian="bold" style:font-size-complex="12pt" style:font-weight-complex="bold"/>
    </style:style>
    <style:style style:name="P65" style:family="paragraph" style:parent-style-name="Standard">
      <loext:graphic-properties draw:fill="none"/>
      <style:paragraph-properties fo:margin-left="0in" fo:margin-right="0in" fo:text-align="start" style:justify-single-word="false" fo:text-indent="0in" style:auto-text-indent="false" fo:background-color="transparent">
        <style:tab-stops/>
      </style:paragraph-properties>
      <style:text-properties style:font-name="Liberation Sans" fo:font-size="12pt" fo:font-weight="bold" officeooo:rsid="000dd11e" officeooo:paragraph-rsid="000dd11e" style:font-size-asian="12pt" style:font-weight-asian="bold" style:font-size-complex="12pt" style:font-weight-complex="bold"/>
    </style:style>
    <style:style style:name="P66" style:family="paragraph" style:parent-style-name="Standard">
      <loext:graphic-properties draw:fill="none"/>
      <style:paragraph-properties fo:margin-left="0in" fo:margin-right="0in" fo:text-align="start" style:justify-single-word="false" fo:text-indent="0in" style:auto-text-indent="false" fo:background-color="transparent">
        <style:tab-stops/>
      </style:paragraph-properties>
      <style:text-properties style:font-name="Liberation Sans" fo:font-size="12pt" fo:font-weight="bold" officeooo:rsid="00119a7b" officeooo:paragraph-rsid="00119a7b" style:font-size-asian="12pt" style:font-weight-asian="bold" style:font-size-complex="12pt" style:font-weight-complex="bold"/>
    </style:style>
    <style:style style:name="P67" style:family="paragraph" style:parent-style-name="Standard">
      <loext:graphic-properties draw:fill="none"/>
      <style:paragraph-properties fo:margin-left="0in" fo:margin-right="0in" fo:text-align="start" style:justify-single-word="false" fo:text-indent="0in" style:auto-text-indent="false" fo:background-color="transparent">
        <style:tab-stops/>
      </style:paragraph-properties>
      <style:text-properties style:font-name="Liberation Sans" fo:font-size="12pt" fo:font-weight="bold" officeooo:rsid="00128825" officeooo:paragraph-rsid="00128825" style:font-size-asian="12pt" style:font-weight-asian="bold" style:font-size-complex="12pt" style:font-weight-complex="bold"/>
    </style:style>
    <style:style style:name="P68"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Liberation Sans" officeooo:paragraph-rsid="000472e2"/>
    </style:style>
    <style:style style:name="P69" style:family="paragraph" style:parent-style-name="Standard">
      <loext:graphic-properties draw:fill="none"/>
      <style:paragraph-properties fo:margin-left="0in" fo:margin-right="0in" fo:text-align="start" style:justify-single-word="false" fo:text-indent="0in" style:auto-text-indent="false" fo:background-color="transparent">
        <style:tab-stops/>
      </style:paragraph-properties>
      <style:text-properties style:font-name="Liberation Sans" officeooo:paragraph-rsid="000ae67b"/>
    </style:style>
    <style:style style:name="P70" style:family="paragraph" style:parent-style-name="Standard">
      <loext:graphic-properties draw:fill="none"/>
      <style:paragraph-properties fo:margin-left="0in" fo:margin-right="0in" fo:text-align="start" style:justify-single-word="false" fo:text-indent="0in" style:auto-text-indent="false" fo:background-color="transparent">
        <style:tab-stops/>
      </style:paragraph-properties>
      <style:text-properties style:font-name="Liberation Sans" fo:font-size="18pt" officeooo:paragraph-rsid="00068f3d" style:font-size-asian="18pt" style:font-size-complex="18pt"/>
    </style:style>
    <style:style style:name="P71"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Liberation Sans" fo:font-size="18pt" officeooo:paragraph-rsid="00068f3d" style:font-size-asian="18pt" style:font-size-complex="18pt"/>
    </style:style>
    <style:style style:name="P72"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style:font-name="Liberation Sans" fo:font-size="18pt" officeooo:paragraph-rsid="000472e2" style:font-size-asian="18pt" style:font-size-complex="18pt"/>
    </style:style>
    <style:style style:name="P73" style:family="paragraph" style:parent-style-name="Standard">
      <loext:graphic-properties draw:fill="none"/>
      <style:paragraph-properties fo:margin-left="0in" fo:margin-right="0in" fo:text-align="start" style:justify-single-word="false" fo:text-indent="0in" style:auto-text-indent="false" fo:background-color="transparent">
        <style:tab-stops/>
      </style:paragraph-properties>
      <style:text-properties style:font-name="Liberation Sans" fo:font-size="18pt" fo:font-weight="bold" officeooo:rsid="000c4f8c" officeooo:paragraph-rsid="000c4f8c" style:font-size-asian="18pt" style:font-weight-asian="bold" style:font-size-complex="18pt" style:font-weight-complex="bold"/>
    </style:style>
    <style:style style:name="P74" style:family="paragraph" style:parent-style-name="Standard">
      <loext:graphic-properties draw:fill="none"/>
      <style:paragraph-properties fo:margin-left="0in" fo:margin-right="0in" fo:text-align="start" style:justify-single-word="false" fo:text-indent="0in" style:auto-text-indent="false" fo:background-color="transparent">
        <style:tab-stops/>
      </style:paragraph-properties>
      <style:text-properties style:font-name="Liberation Sans" fo:font-size="18pt" fo:font-weight="bold" officeooo:rsid="000ef3fa" officeooo:paragraph-rsid="000ef3fa" style:font-size-asian="18pt" style:font-weight-asian="bold" style:font-size-complex="18pt" style:font-weight-complex="bold"/>
    </style:style>
    <style:style style:name="T1" style:family="text">
      <style:text-properties style:text-outline="false" style:text-line-through-style="none" style:text-line-through-type="none" style:font-name="Liberation Sans1" fo:font-size="7.5pt" fo:font-style="normal" fo:text-shadow="none" style:text-underline-style="none" fo:font-weight="bold" style:font-size-asian="7.5pt" style:font-style-asian="normal" style:font-weight-asian="bold" style:text-emphasize="none"/>
    </style:style>
    <style:style style:name="T2" style:family="text">
      <style:text-properties style:text-outline="false" style:text-line-through-style="none" style:text-line-through-type="none" style:font-name="Liberation Sans1" fo:font-size="7.5pt" fo:font-style="normal" fo:text-shadow="none" style:text-underline-style="none" fo:font-weight="normal" style:font-size-asian="7.5pt" style:font-style-asian="normal" style:font-weight-asian="normal" style:text-emphasize="none"/>
    </style:style>
    <style:style style:name="T3" style:family="text">
      <style:text-properties style:text-outline="false" style:text-line-through-style="none" style:text-line-through-type="none" style:font-name="Liberation Sans1" fo:font-style="normal" fo:text-shadow="none" style:text-underline-style="none" fo:font-weight="normal" style:font-style-asian="normal" style:font-weight-asian="normal" style:text-emphasize="none"/>
    </style:style>
    <style:style style:name="T4" style:family="text">
      <style:text-properties style:text-outline="false" style:text-line-through-style="none" style:text-line-through-type="none" style:font-name="Lohit Devanagari" fo:font-size="7.5pt" fo:font-style="normal" fo:text-shadow="none" style:text-underline-style="none" fo:font-weight="bold" style:font-size-asian="7.5pt" style:font-style-asian="normal" style:font-weight-asian="bold" style:text-emphasize="none"/>
    </style:style>
    <style:style style:name="T5" style:family="text">
      <style:text-properties style:text-outline="false" style:text-line-through-style="none" style:text-line-through-type="none" style:font-name="Lohit Devanagari" fo:font-size="7.5pt" fo:font-style="normal" fo:text-shadow="none" style:text-underline-style="none" fo:font-weight="normal" style:font-size-asian="7.5pt" style:font-style-asian="normal" style:font-weight-asian="normal" style:text-emphasize="none"/>
    </style:style>
    <style:style style:name="T6" style:family="text">
      <style:text-properties style:text-outline="false" style:text-line-through-style="none" style:text-line-through-type="none" style:font-name="Lohit Devanagari" fo:font-style="normal" fo:text-shadow="none" style:text-underline-style="none" fo:font-weight="normal" style:font-style-asian="normal" style:font-weight-asian="normal" style:text-emphasize="none"/>
    </style:style>
    <style:style style:name="T7" style:family="text">
      <style:text-properties style:text-outline="false" style:text-line-through-style="none" style:text-line-through-type="none" fo:font-size="7.5pt" fo:font-style="normal" fo:text-shadow="none" style:text-underline-style="none" fo:font-weight="bold" style:font-size-asian="7.5pt" style:font-style-asian="normal" style:font-weight-asian="bold" style:text-emphasize="none"/>
    </style:style>
    <style:style style:name="T8" style:family="text">
      <style:text-properties style:text-outline="false" style:text-line-through-style="none" style:text-line-through-type="none" fo:font-size="7.5pt" fo:font-style="normal" fo:text-shadow="none" style:text-underline-style="none" fo:font-weight="normal" style:font-size-asian="7.5pt" style:font-style-asian="normal" style:font-weight-asian="normal" style:text-emphasize="none"/>
    </style:style>
    <style:style style:name="T9" style:family="text">
      <style:text-properties style:text-outline="false" style:text-line-through-style="none" style:text-line-through-type="none" fo:font-style="normal" fo:text-shadow="none" style:text-underline-style="none" fo:font-weight="bold" style:font-style-asian="normal" style:font-weight-asian="bold" style:text-emphasize="none"/>
    </style:style>
    <style:style style:name="T10"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11" style:family="text">
      <style:text-properties style:text-outline="false" style:text-line-through-style="none" style:text-line-through-type="none" fo:font-style="normal" fo:text-shadow="none" style:text-underline-style="none" fo:font-weight="normal" officeooo:rsid="000c4f8c" style:font-style-asian="normal" style:font-weight-asian="normal" style:text-emphasize="none"/>
    </style:style>
    <style:style style:name="T12" style:family="text">
      <style:text-properties style:text-outline="false" style:text-line-through-style="none" style:text-line-through-type="none" fo:font-style="normal" fo:text-shadow="none" style:text-underline-style="none" fo:font-weight="normal" officeooo:rsid="00128825" style:font-style-asian="normal" style:font-weight-asian="normal" style:text-emphasize="none"/>
    </style:style>
    <style:style style:name="T13" style:family="text">
      <style:text-properties style:text-outline="false" style:text-line-through-style="none" style:text-line-through-type="none" fo:font-style="normal" fo:text-shadow="none" style:text-underline-style="none" style:font-style-asian="normal" style:text-emphasize="none"/>
    </style:style>
    <style:style style:name="T14" style:family="text">
      <style:text-properties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text-emphasize="none"/>
    </style:style>
    <style:style style:name="T15" style:family="text">
      <style:text-properties style:text-outline="false" style:text-line-through-style="none" style:text-line-through-type="none" style:font-name="Liberation Sans" fo:font-style="normal" fo:text-shadow="none" style:text-underline-style="none" fo:font-weight="normal" style:font-style-asian="normal" style:font-weight-asian="normal" style:text-emphasize="none"/>
    </style:style>
    <style:style style:name="T16" style:family="text">
      <style:text-properties fo:font-weight="bold" style:font-weight-asian="bold"/>
    </style:style>
    <style:style style:name="T17" style:family="text">
      <style:text-properties fo:font-weight="bold" officeooo:rsid="0005ec52" style:font-weight-asian="bold" style:font-weight-complex="bold"/>
    </style:style>
    <style:style style:name="T18" style:family="text">
      <style:text-properties style:font-name="Liberation Sans"/>
    </style:style>
    <style:style style:name="T19" style:family="text">
      <style:text-properties style:font-name="Liberation Sans" fo:font-size="12pt" style:font-size-asian="12pt" style:font-size-complex="12pt"/>
    </style:style>
    <style:style style:name="T20" style:family="text">
      <style:text-properties fo:font-size="12pt" style:font-size-asian="12pt" style:font-size-complex="12pt"/>
    </style:style>
    <style:style style:name="T21" style:family="text">
      <style:text-properties style:font-name="Liberation Sans1"/>
    </style:style>
    <style:style style:name="T22" style:family="text">
      <style:text-properties style:font-name="Liberation Sans1" fo:font-size="7.5pt" style:font-size-asian="7.5pt"/>
    </style:style>
    <style:style style:name="T23" style:family="text">
      <style:text-properties style:font-name="Lohit Devanagari"/>
    </style:style>
    <style:style style:name="T24" style:family="text">
      <style:text-properties style:font-name="Lohit Devanagari" fo:font-size="7.5pt" style:font-size-asian="7.5pt"/>
    </style:style>
    <style:style style:name="T25" style:family="text">
      <style:text-properties fo:font-size="7.5pt" style:font-size-asian="7.5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9">Last disobedience of Israel and scattering</text:span></text:p>
      <text:p text:style-name="P13"><text:span text:style-name="T10"/></text:p>
      <text:p text:style-name="P17"><text:span text:style-name="T13">Isaiah</text:span></text:p>
      <text:p text:style-name="P23"><text:span text:style-name="T10">Is 1:4 sinful nation</text:span></text:p>
      <text:p text:style-name="P23"><text:span text:style-name="T10">Is 1:14-18 new moons...</text:span><text:span text:style-name="T9">weary</text:span><text:span text:style-name="T10"> of bearing them</text:span></text:p>
      <text:p text:style-name="P38">Is 5:1-7 vineyard of the Messiah, similar to parable in Matt 21:33-44, first verse almost identical Is 5:20 call evil good and good evil </text:p>
      <text:p text:style-name="P39">Is 7:16 before The Child… land... forsaken by both her kings</text:p>
      <text:p text:style-name="P39">Is 7:24 all the land will become briers and thorns Is 8:14 as a sanctuary… a stone of stumbling </text:p>
      <text:p text:style-name="P39">Is 19:16-25 Judah...terror to Egypt… Lord will be known in Egypt… Israel will be one of three with Egypt and Assyria Is 29:13-16 these people draw near to me with their mouths… hearts far from me… potter esteemed as the clay… thing made say of him who made it, He did not make me? </text:p>
      <text:p text:style-name="P39">Is 30:13-14 high wall… breaking comes suddenly… He shall break it like the breaking of the potter’s vessel </text:p>
      <text:p text:style-name="P39"/>
      <text:p text:style-name="P60">Jeremiah</text:p>
      <text:p text:style-name="P40"><text:span text:style-name="T10">Jer 1:14 invaders from the </text:span><text:span text:style-name="T9">north</text:span></text:p>
      <text:p text:style-name="P41"><text:span text:style-name="T10">Jer 4:6 disaster from the </text:span><text:span text:style-name="T9">north</text:span></text:p>
      <text:p text:style-name="P40">Jer 3 return to me…played harlot… no latter rain</text:p>
      <text:p text:style-name="P39">Jer 5 if you can find… anyone who seeks truth… I will pardon her </text:p>
      <text:p text:style-name="P39"><text:span text:style-name="T10">Jer 6:1 disaster ...out of </text:span><text:span text:style-name="T9">north</text:span></text:p>
      <text:p text:style-name="P39">Jer 7:34 land shall be desolate </text:p>
      <text:p text:style-name="P39">Jer 9:16 scatter them also among the gentiles </text:p>
      <text:p text:style-name="P68"><text:span text:style-name="T20">Jer 11:19 (Messianic?) like a docile lamb… destroy the tree with its fruit...cut him off from land of the living </text:span></text:p>
      <text:p text:style-name="P39">Jer 18:1-11 as the clay in the potter’s hand… O house of Israel… what Paul was referencing in Romans 9? </text:p>
      <text:p text:style-name="P39">Jer 12:5 footman… how will you contend with horses?</text:p>
      <text:p text:style-name="P39">Jer 19 I will bring such a catastrophe on this place… ears will tingle </text:p>
      <text:p text:style-name="P39">Jer 26:18 Micah of Moresheth… Jerusalem shall become a heap of ruins </text:p>
      <text:p text:style-name="P39"/>
      <text:p text:style-name="P39"/>
      <text:p text:style-name="P60">Ezekial</text:p>
      <text:p text:style-name="P39"><text:span text:style-name="T10">Ez 4:16-17 waste away for lack of bread</text:span></text:p>
      <text:p text:style-name="P49"><text:span text:style-name="T10">Ez 5:14-15 reproach among the nations</text:span></text:p>
      <text:p text:style-name="P49"><text:span text:style-name="T10">Ez 6:14 land desolate</text:span></text:p>
      <text:p text:style-name="P39">Ez 8:16 backs toward temple, worshiping sun to east </text:p>
      <text:p text:style-name="P39">Ez 7:19 silver...gold...will not deliver them </text:p>
      <text:p text:style-name="P39">Ez 7:5 a … singular disaster </text:p>
      <text:p text:style-name="P39">Ez 12 carried away into captivity… scatter to every wind… spare a few</text:p>
      <text:p text:style-name="P39">Ez 14:14,20 Even if these 3 men...Noah, Daniel, Job </text:p>
      <text:p text:style-name="P39">Ez 15:8 I will make the land desolate </text:p>
      <text:p text:style-name="P39">Ez 18 soul who sins shall die… turn from his ways and live… (final state of a man, not weighing good vs. bad, is how the Lord views) </text:p>
      <text:p text:style-name="P38">Ez 20:23 scatter them among the Gentiles Zech 7:14 scattered… among all the nations </text:p>
      <text:p text:style-name="P38">Ez 22:15 scatter you among the natoins </text:p>
      <text:p text:style-name="P39">Ez 36:17-21 defiled… poured out my fury… scattered them among the nations… wherever they went… profaned among the nations </text:p>
      <text:p text:style-name="P38"/>
      <text:p text:style-name="P39"/>
      <text:p text:style-name="P60">Zeph</text:p>
      <text:p text:style-name="P51"><text:soft-page-break/>Zeph 3:1 woe to her… rebellious… oppressing city <text:s/></text:p>
      <text:p text:style-name="P39"/>
      <text:p text:style-name="P38"/>
      <text:p text:style-name="P60">Zech</text:p>
      <text:p text:style-name="P39">Zech 11:12-13 thirty pieces of silver… throw it to the potter...break the brotherhood between judah and israel.</text:p>
      <text:p text:style-name="P39"/>
      <text:p text:style-name="P61">Amos</text:p>
      <text:p text:style-name="P52"><text:span text:style-name="T10">Amos 2 three transgressions of Israel...four</text:span></text:p>
      <text:p text:style-name="P52"><text:span text:style-name="T10">Amos 3:14 in the day I punish Israel for their transgressions</text:span></text:p>
      <text:p text:style-name="P52"><text:span text:style-name="T10">Amos 5:18 day of the Lord … darkness and not light</text:span></text:p>
      <text:p text:style-name="P52"/>
      <text:p text:style-name="P39"/>
      <text:p text:style-name="P39"/>
      <text:p text:style-name="P39"/>
      <text:p text:style-name="P70"><text:span text:style-name="T9">Final return of Israel</text:span></text:p>
      <text:p text:style-name="P70"/>
      <text:p text:style-name="P42"/>
      <text:p text:style-name="P62">Jeremiah</text:p>
      <text:p text:style-name="P54">Jer 3 when multiplied...increased in land...ark of covenant shall not come to mind</text:p>
      <text:p text:style-name="P54">Jer 5:18 Nevertheless… I will not make a complete end of you<text:line-break/>Jer 12:14-17 neighbors who touch the inheritance… pluck them out… bring them back<text:line-break/>Jer 16:14-15 days are coming… it shall be no more said… land of Egypt...but… land of north and from all the lands<text:line-break/>Jer 23:3 I will gather the remnant of My flock out of all countries where I have driven them…<text:line-break/>Jer 23:7-8 no longer say… from the land of Egypt… brought up and led… from… north country… all the countries</text:p>
      <text:p text:style-name="P54">Jer 29:14-18 gather...from all the nations… places...driven you… curse...astonishment...hissing...reproach… all the nations<text:line-break/>Jer 30:3-24 days are coming ...bring back from captivity return to the land… full end to the nations where I have scattered you… in the latter days<text:line-break/>Jer 31:1-14 Again I will build you… bring...north country...ends of the earth...they shall come with weeping...redeemed Jacob<text:line-break/>Jer 32:37-44 behold I will gather...all countries...dwell safely...My people...their God… give them one heart...forever...captives to return<text:line-break/>Jer 33 captives of Israel to return and rebuild...appointed ordinances of heaven and earth...cause their captives to return<text:line-break/></text:p>
      <text:p text:style-name="P54"/>
      <text:p text:style-name="P62">Isaiah</text:p>
      <text:p text:style-name="P54">Is 6:11-13 how long? ...yet a tenth… will return ...whose stump remains…<text:line-break/>Is 10:20-23 in that day… remnant will return<text:line-break/>Is 11:11-16 second time to recover the remnant of His people… banner for the nations… dispersed… four corners of the earth<text:line-break/>Is 14:1 Lord will have mercy on Jacob...still choose Israel…settle...own land<text:line-break/>Is 27:12 gathered one by one, O you children of Israel<text:line-break/>Is 35 desert shall rejoice… blossom as the rose… return… Zion with singing<text:line-break/>Is 37:30 sign to you… year… second year… third sow and reap… remnant who have escaped … Judah… <text:soft-page-break/>again take root<text:line-break/></text:p>
      <text:p text:style-name="P54"/>
      <text:p text:style-name="P62">Ezekial</text:p>
      <text:p text:style-name="P54">Ez 6:8 I will leave a remnant… when you are scattered through the countries</text:p>
      <text:p text:style-name="P54">Ez 11:13-21 Although I have cast them far off among the Gentiles… scattered them among the countries… little sanctuary in the countries… I will gather you from the peoples, assemble… from...countries...scattered… I will give you the land of Israel.<text:line-break/>Ez 14:22 Left in it a remnant<text:line-break/>Ez 16:60-63 I will remember My covenant<text:line-break/>Ez 20:34-41 gather you out of the countries where you have been scattered<text:line-break/>Ez 28:25-26 gathered...from people among whom they are scattered… <text:line-break/>Ez 33:13-31 will bring them out from the peoples and gather them from the countries...to their own land...mountains of Israel<text:line-break/>Ez 36:8-15 mountains of Israel… shoot forth branches… yield fruit to My people Israel, for they are about to come… cities rebuilt… take possession… nor will… taunts of the nations any more<text:line-break/>Ez 36:21 But I had concern for My holy name… I do not… for your sake… sanctify My great name… when I am hallowed in you before their eyes [similar words to Ez 38:16, 23]<text:line-break/>Ez 36:24-38 for I will take you from among the nations, gather you out of all countries and bring you into your own land … clean water .. new heart … new spirit… take… heart of stone… heart of flesh … grain … no famine… fruit… not for your sake … On the day … cleanse… rebuilt … desolate… tilled… garden of Eden… inhabited… nations ...around… know that I, the Lord, have rebuilt … like a flock<text:line-break/>Ez 37:11 whole house of Israel… open your graves… bring you into the land of Israel… <text:s/>My Spirit in you… I will place you in your own land… stick of Joseph… stick of Judah… one in My hand… I will take the children of Israel from among nations… gather… into their own land… one nation in the land, on the mountains of Israel… not defile.. cleanse… My people… David My servant… king… dwell… land… Jacob My servant … nations also will know that I, the Lord, sanctify Israel<text:line-break/>Ez 38:8 latter years...land...gathered from many people on the mountains of Israel<text:line-break/>Ez 38:10-11 on that day...evil plan...unwalled villiages…people gathered from the nations<text:line-break/></text:p>
      <text:p text:style-name="P54"/>
      <text:p text:style-name="P62">Daniel</text:p>
      <text:p text:style-name="P54">Dan 9:24 seventy weeks...your people…end of sins… to bring everlasting righteousness<text:line-break/></text:p>
      <text:p text:style-name="P54"/>
      <text:p text:style-name="P62">Zechariah</text:p>
      <text:p text:style-name="P54">Zech 1:12-17 how long…? ...returning to Jerusalem with mercy; My house shall be built in it… cities again… again choose Jerusalem.<text:line-break/>Zech 2:4-8 Jerusalem shall be inhabited as towns without walls… flee from land of the north… escape...daughter of Babylon… the nations which plunder you… he who touches you touches the apple of His eye<text:line-break/>Zech 8:7 save My people...east...west</text:p>
      <text:p text:style-name="P54">Zech 10:6-12 will strengthen Judah… <text:s/>save Joseph… bring them back… as though I had not cast them aside … whistle for them and gather them</text:p>
      <text:p text:style-name="P54">Zeph 2:4-15 Gaza forsaken… Ashkelon desolate… coast shall be for the remnant of the house of Judah… Lord their God will intervene for them and return their captives<text:line-break/></text:p>
      <text:p text:style-name="P54"/>
      <text:p text:style-name="P62">Zeph</text:p>
      <text:p text:style-name="P54"><text:soft-page-break/>Zeph 3:20 bring you back… at the time I gather you… When I return your captives before your eyes<text:line-break/></text:p>
      <text:p text:style-name="P54"/>
      <text:p text:style-name="P62">Joel</text:p>
      <text:p text:style-name="P54">Joel 3 bring back the captives of Judah… gather all nations… valley of Jehoshaphat… enter into judgment...multitudes multitudes… day of the Lord…. sun and moon grow dark<text:line-break/></text:p>
      <text:p text:style-name="P50"><text:span text:style-name="T9"/></text:p>
      <text:p text:style-name="P50"><text:span text:style-name="T9"/></text:p>
      <text:p text:style-name="P71"><text:span text:style-name="T9"/></text:p>
      <text:p text:style-name="P71"><text:span text:style-name="T9"/></text:p>
      <text:p text:style-name="P71"><text:span text:style-name="T9">Israel and nations in the last days</text:span></text:p>
      <text:p text:style-name="P72"/>
      <text:p text:style-name="P63">Isaiah</text:p>
      <text:p text:style-name="P43">Is 2:2 what will come to pass in the latter days<text:line-break/>Is 2:8 worship the work of own hands<text:line-break/>Jer 2:36 why … gad about so much to change</text:p>
      <text:p text:style-name="P44">Is 3:4 children...princes, babies rule<text:line-break/>Is 4:1 seven women … one man</text:p>
      <text:p text:style-name="P44">Is 8:11 peace, peace, when there is no peace.</text:p>
      <text:p text:style-name="P44">Is 9:2-3 the people who walked in darkness have seen a great light… multiplied the nation and increased its joy<text:line-break/>Is 18 Ethiopia… in that time a present will be brought… to Mount Zion.<text:line-break/>Is 23:15-18 in that day… Tyre… forgotten seventy years<text:line-break/>Is 24 the earth is violently broken… in that day… the the Lord will punish… kings of the earth …. gathered together, as prisoners are gathered in the pit… Lord of hosts will reign on mount Zion<text:line-break/>Is 26:20 come my people, enter your chambers,...the Lord comes out of His place to punish the inhabitants of the earth<text:line-break/>Is 27:6 take root in Jacob… Israel… blossom and bud… fill the face of the world with fruit<text:line-break/>Is 28:5 in that day… Lord… crown of glory...remnant of His people<text:line-break/>Is 31:4-5 the Lord of hosts defend Jerusalem</text:p>
      <text:p text:style-name="P44">Is 37:29 [similar wording to Ez 38:4] hook in your nose… bridle in your lips… turn you back… way ...you came</text:p>
      <text:p text:style-name="P44">Is 38:6 will deliver you...hand of king of Assyria<text:line-break/>Is 38:7-9 sign...from...Lord...shadow on the sundial...ten degrees backward</text:p>
      <text:p text:style-name="P44"/>
      <text:p text:style-name="P44"/>
      <text:p text:style-name="P44"><text:span text:style-name="T17">Daniel</text:span><text:line-break/>Dan 4 Nebuchadnezzar (world system) is “cut down” and loses mind for seven years, after which he finally recognizes God</text:p>
      <text:p text:style-name="P44">Dan 11-12 geopolitics referencing antiachus epiphanes as a prototype and pointing to the final antichrist</text:p>
      <text:p text:style-name="P44"/>
      <text:p text:style-name="P44"/>
      <text:p text:style-name="P64">Jeremiah</text:p>
      <text:p text:style-name="P69"><text:span text:style-name="T20">Jer 6:14 peace, peace, when there is no peace (similar to 1 Thess 5:3)<text:line-break/>Is 17 burden against Damascus… remnant of Syria as the glory of the children of Israel… glory of Jacob will wane...in that day a man will look to his Maker<text:line-break/></text:span></text:p>
      <text:p text:style-name="P44"><text:soft-page-break/></text:p>
      <text:p text:style-name="P64">Ezekial</text:p>
      <text:p text:style-name="P44">Ez 17 babylon is the great eagle<text:line-break/>Ez 17:22-24 On the mountain height of Israel I will plant it… dry tree flourish<text:line-break/></text:p>
      <text:p text:style-name="P44"/>
      <text:p text:style-name="P44"/>
      <text:p text:style-name="P64">Zechariah</text:p>
      <text:p text:style-name="P44">Zech 5:5-11 (basket with lead weight) ...house of the thief…</text:p>
      <text:p text:style-name="P43">Zech 9:14-16 His arrow will go forth like lightning<text:line-break/>Zech 11:15-17 foolish shepherd… woe to the worthless shepherd… a sword against his arm and right eye<text:line-break/>Zech 12:1-9 Jerusalem a cup of drunkenness to all surrounding peoples</text:p>
      <text:p text:style-name="P43">Zech 13:8-9 one-third through the fire… refine them<text:line-break/>Ez 25:14 I will lay My vengeance on Edom by the hand of My people Israel</text:p>
      <text:p text:style-name="P43">Ez 29 scatter Egyptians among the nations… forty years… gather the Egyptians from the peoples<text:line-break/>Ez 30:3 Day of the Lord is near… day of clouds… time of the Gentiles<text:line-break/>Ez 30:23,26 scatter the Egyptians among the nations… </text:p>
      <text:p text:style-name="P56">Amos</text:p>
      <text:p text:style-name="P43">Amos 1 three transgressions of Damascus… people of Syria...three transgressions...Gaza...four… cut off inhabitants from Ashdod...remnant of the Philistines perish… Tyre…Bozrah...Ammon</text:p>
      <text:p text:style-name="P43"/>
      <text:p text:style-name="P43"/>
      <text:p text:style-name="P55"><text:span text:style-name="T9"/></text:p>
      <text:p text:style-name="P45"/>
      <text:p text:style-name="P73">Magog Invasion</text:p>
      <text:p text:style-name="P53"/>
      <text:p text:style-name="P53"/>
      <text:p text:style-name="P65">Ezekial</text:p>
      <text:p text:style-name="P46"><text:span text:style-name="T11">Ez 38</text:span></text:p>
      <text:p text:style-name="P46"><text:span text:style-name="T10">2 set face against Gog</text:span></text:p>
      <text:p text:style-name="P46"><text:span text:style-name="T10">3 Against you</text:span></text:p>
      <text:p text:style-name="P46"><text:span text:style-name="T10">4 Turn you around, put hooks into your jaws</text:span></text:p>
      <text:p text:style-name="P46"><text:span text:style-name="T10">5 Persia, Ethiopia, Libya</text:span></text:p>
      <text:p text:style-name="P46"><text:span text:style-name="T10">6 Gomer, Togarmah</text:span></text:p>
      <text:p text:style-name="P46"><text:span text:style-name="T10">8 latter years...land...gathered from many people on the mountains of Israel</text:span></text:p>
      <text:p text:style-name="P46"><text:span text:style-name="T10">9 ascend...like a storm</text:span></text:p>
      <text:p text:style-name="P46"><text:span text:style-name="T10">10 on that day...evil plan</text:span></text:p>
      <text:p text:style-name="P46"><text:span text:style-name="T10">11 unwalled villiages…people gathered from the nations</text:span></text:p>
      <text:p text:style-name="P46"><text:span text:style-name="T10">12 to take plunder</text:span></text:p>
      <text:p text:style-name="P46"><text:span text:style-name="T10">15 come from your place...far north</text:span></text:p>
      <text:p text:style-name="P46"><text:span text:style-name="T10">16 like a cloud, to cover the land</text:span></text:p>
      <text:p text:style-name="P46"><text:span text:style-name="T10">18 the Lord God...fury will show in My face</text:span></text:p>
      <text:p text:style-name="P46"><text:span text:style-name="T10">19 great earthquake...land of Israel</text:span></text:p>
      <text:p text:style-name="P46"><text:span text:style-name="T10">21 call for a sword against Gog...every man’s sword...against his brother</text:span></text:p>
      <text:p text:style-name="P46"><text:span text:style-name="T10">22 pestilence...bloodshed...flooding rain...hail...fire...brimstone</text:span></text:p>
      <text:p text:style-name="P46"><text:span text:style-name="T10">23 will be known in the eyes of many nations</text:span></text:p>
      <text:p text:style-name="P46"><text:span text:style-name="T10"/></text:p>
      <text:p text:style-name="P53"/>
      <text:p text:style-name="P53"><text:soft-page-break/></text:p>
      <text:p text:style-name="P53"/>
      <text:p text:style-name="P74">Third Temple</text:p>
      <text:p text:style-name="P57"/>
      <text:p text:style-name="P66">Daniel</text:p>
      <text:p text:style-name="P57"><text:span text:style-name="T10">Dan 9:27 middle of the week… he shall bring an end to </text:span><text:span text:style-name="T9">sacrifice</text:span><text:span text:style-name="T10"> and </text:span><text:span text:style-name="T9">offering</text:span></text:p>
      <text:p text:style-name="P57"/>
      <text:p text:style-name="P66">Zechariah</text:p>
      <text:p text:style-name="P57"><text:span text:style-name="T10">Zech 6 those from afar shall come and build the temple of the Lord</text:span></text:p>
      <text:p text:style-name="P57"><text:span text:style-name="T10">Zech 8:9 You who have been hearing in these days… the temple might be built</text:span></text:p>
      <text:p text:style-name="P53"/>
      <text:p text:style-name="P53"/>
      <text:p text:style-name="P53"/>
      <text:p text:style-name="P74">Israel Awakening to Jesus Messiah</text:p>
      <text:p text:style-name="P57"/>
      <text:p text:style-name="P57"/>
      <text:p text:style-name="P67">Jeremiah</text:p>
      <text:p text:style-name="P58"><text:span text:style-name="T10">Jer 2:26 As...</text:span><text:span text:style-name="T9">thief</text:span><text:span text:style-name="T10">...ashamed when found out</text:span></text:p>
      <text:p text:style-name="P47"><text:span text:style-name="T12">Jer 16:21 they shall know that my name is the Lord</text:span></text:p>
      <text:p text:style-name="P47"><text:span text:style-name="T12">Jer 23:5-8 I will raise to David a Branch… execute judgment… </text:span></text:p>
      <text:p text:style-name="P48"><text:span text:style-name="T10">Jer 31:31-40 I will make a new covenant...they shall all know Me, from the least of them to the greatest</text:span></text:p>
      <text:p text:style-name="P59"/>
      <text:p text:style-name="P58"/>
      <text:p text:style-name="P67">Isaiah</text:p>
      <text:p text:style-name="P58"><text:span text:style-name="T10">Is 4:2-6 </text:span><text:span text:style-name="T9">Branch</text:span><text:span text:style-name="T10">...glorious, those of Israel who have </text:span><text:span text:style-name="T9">escaped</text:span><text:span text:style-name="T10">, cloud by day fire by night</text:span></text:p>
      <text:p text:style-name="P47"><text:span text:style-name="T12">Is 29:17-24 very little while… Lebanon… fruitful field… in that day… deaf shall hear… book… blind… obscurity… out of darkness… they will hallow My name… Holy One of Jacob</text:span></text:p>
      <text:p text:style-name="P47"><text:span text:style-name="T10">Is 30:18-26 people shall dwell in Zion… weep no more… in that day</text:span></text:p>
      <text:p text:style-name="P48"><text:span text:style-name="T12">Is 31:7-9 in that day ...throw away his idols… the Lord, Whose fire is in Zion</text:span></text:p>
      <text:p text:style-name="P48"><text:span text:style-name="T10">Is 32:9-20 palaces...forsaken...until the Spirit is poured upon us from on high</text:span></text:p>
      <text:p text:style-name="P59"><text:span text:style-name="T10">Is 33:19 not… people ...tongue you cannot understand… look... Zion city of appointed feasts… Jerusalem… quiet home… before Lord… He will save us</text:span></text:p>
      <text:p text:style-name="P59"><text:span text:style-name="T10"/></text:p>
      <text:p text:style-name="P59"><text:span text:style-name="T10"/></text:p>
      <text:p text:style-name="P67">Zechariah</text:p>
      <text:p text:style-name="P47"><text:span text:style-name="T12">Zech 2:10 I will dwell in your midst</text:span></text:p>
      <text:p text:style-name="P47"><text:span text:style-name="T10">Zech 3:8-10 My Servant the BRANCH… remove ...iniquity...in one day</text:span></text:p>
      <text:p text:style-name="P24"><text:span text:style-name="T11">Zech 8 I will return to Zion and dwell in the midst of Jerusalem</text:span></text:p>
      <text:p text:style-name="P47"><text:span text:style-name="T10">Zech 12:10-13:3 </text:span><text:span text:style-name="T9">I will pour out</text:span><text:span text:style-name="T10"> on the house of David… </text:span><text:span text:style-name="T9">Spirit</text:span><text:span text:style-name="T10"> of grace and supplication</text:span></text:p>
      <text:p text:style-name="P34"><text:span text:style-name="T11"/></text:p>
      <text:p text:style-name="P26"/>
      <text:p text:style-name="P18">Ezekiel</text:p>
      <text:p text:style-name="P28"><text:span text:style-name="T10">Ez 37:5-10 bones… breath to enter… know… I the Lord</text:span></text:p>
      <text:p text:style-name="P28"/>
      <text:p text:style-name="P26"/>
      <text:p text:style-name="P26"/>
      <text:p text:style-name="P26"/>
      <text:p text:style-name="P14"><text:soft-page-break/>Global Government</text:p>
      <text:p text:style-name="P28"/>
      <text:p text:style-name="P28">Daniel</text:p>
      <text:p text:style-name="P28"><text:span text:style-name="T10">Dan 2:43 </text:span><text:span text:style-name="T9">they will mingle</text:span><text:span text:style-name="T10"> with the seed of men</text:span></text:p>
      <text:p text:style-name="P25"><text:span text:style-name="T11">Dan 3:3 image, type of image set up by the antichrist</text:span></text:p>
      <text:p text:style-name="P25"><text:span text:style-name="T10">Dan 3:25, fourth man in fire is Son of God, Daniel is absent (represents church?)</text:span></text:p>
      <text:p text:style-name="P27"><text:span text:style-name="T10">Dan 7 four beasts, last beast is obviously antichrist. <text:s/>(Babylon, persia, greece or US, USSR, EU?)</text:span></text:p>
      <text:p text:style-name="P5"><text:span text:style-name="T10">Dan 7:7 trampling the </text:span><text:span text:style-name="T9">residue</text:span><text:span text:style-name="T10"> (h7611, which is also remnant)</text:span></text:p>
      <text:p text:style-name="P5"><text:span text:style-name="T10">Dan 8 antichrist will be a type of antiochus epiphanes</text:span></text:p>
      <text:p text:style-name="P27"><text:span text:style-name="T10">Dan 9:26-27 people of the </text:span><text:span text:style-name="T9">prince who is to come</text:span><text:span text:style-name="T10">… abominations… makes desolate</text:span></text:p>
      <text:p text:style-name="P27"/>
      <text:p text:style-name="P27"/>
      <text:p text:style-name="P27"/>
      <text:p text:style-name="P27"/>
      <text:p text:style-name="P15">Visions of Heaven</text:p>
      <text:p text:style-name="P29"/>
      <text:p text:style-name="P29"/>
      <text:p text:style-name="P19">Ezekiel</text:p>
      <text:p text:style-name="P30"><text:span text:style-name="T10">Ez 1:4-28 is like Rev 4:2-8 </text:span><text:span text:style-name="T9">throne of the Lord</text:span><text:span text:style-name="T10">, but described in opposite directions, pointing forward and backward to God in the center.</text:span></text:p>
      <text:p text:style-name="P30"><text:span text:style-name="T10">Ez 3:12-13 voice...of Lord, noise...wings...living creatures</text:span></text:p>
      <text:p text:style-name="P5"><text:span text:style-name="T10">Ez 3:17 made you a watchmen (literally man tasked with looking)</text:span></text:p>
      <text:p text:style-name="P2">Ez 8:2 like color of <text:span text:style-name="T16">amber</text:span></text:p>
      <text:p text:style-name="P5"><text:span text:style-name="T10">Ez 10 cherubim...firmament...throne...wheels...God of Israel…same as...by river Chebar. </text:span></text:p>
      <text:p text:style-name="P2">Ez 11:22-23 cherubim lifted up their wings… wheels… glory of God… went up</text:p>
      <text:p text:style-name="P2"/>
      <text:p text:style-name="P11"/>
      <text:p text:style-name="P19">Daniel</text:p>
      <text:p text:style-name="P30"><text:span text:style-name="T10">Dan 10:5-6 similar to </text:span><text:span text:style-name="T9">vision of Jesus</text:span><text:span text:style-name="T10"> glorified, like John’s in Revelation (seem to be The Lord and the angel Gabriel together, who trade off talking to Daniel)</text:span></text:p>
      <text:p text:style-name="P6"><text:span text:style-name="T10">Dan 7:9-14 </text:span><text:span text:style-name="T9">white</text:span><text:span text:style-name="T10"> as snow...throne...wheels...</text:span><text:span text:style-name="T9">books</text:span><text:span text:style-name="T10"> opened...coming with the </text:span><text:span text:style-name="T9">clouds</text:span></text:p>
      <text:p text:style-name="P35"/>
      <text:p text:style-name="P30"/>
      <text:p text:style-name="P19">Isaiah</text:p>
      <text:p text:style-name="P30"><text:span text:style-name="T10">Is 6 (whole chap) Lord...on his </text:span><text:span text:style-name="T9">throne</text:span><text:span text:style-name="T10">… train of His robe filled the temple, similar description of seraphim</text:span></text:p>
      <text:p text:style-name="P30"/>
      <text:p text:style-name="P30"/>
      <text:p text:style-name="P29"/>
      <text:p text:style-name="P29"/>
      <text:p text:style-name="P29"/>
      <text:p text:style-name="P16">Second Coming and Millennial Kingdom</text:p>
      <text:p text:style-name="P31"/>
      <text:p text:style-name="P31"/>
      <text:p text:style-name="P20">Daniel</text:p>
      <text:p text:style-name="P31"><text:span text:style-name="T10">Dan 2:45 </text:span><text:span text:style-name="T9">Stone … </text:span><text:span text:style-name="T10">cut without, like </text:span><text:span text:style-name="T9">Matt 21:42</text:span><text:span text:style-name="T10"> builder’s rejected, </text:span><text:span text:style-name="T9">Ps 118</text:span></text:p>
      <text:p text:style-name="P31"/>
      <text:p text:style-name="P31"/>
      <text:p text:style-name="P20"><text:soft-page-break/>Jeremiah</text:p>
      <text:p text:style-name="P31"><text:span text:style-name="T10">Jer 3 Jerusalem...Throne of Lord...</text:span><text:span text:style-name="T9">all nations</text:span><text:span text:style-name="T10"> gathered to it</text:span></text:p>
      <text:p text:style-name="P7"><text:span text:style-name="T10">Jer 25:15-38 wine cup of fury...all the nations...Lord will roar from on high...all the inhabitants of the earth… Lord has a controversy with the nations… the slain of the Lord… one end of earth to another</text:span></text:p>
      <text:p text:style-name="P36"/>
      <text:p text:style-name="P31"/>
      <text:p text:style-name="P21">Isaiah</text:p>
      <text:p text:style-name="P32"><text:span text:style-name="T10">Is 9:6-7 </text:span><text:span text:style-name="T9">Child</text:span><text:span text:style-name="T10"> is born… </text:span><text:span text:style-name="T9">Son</text:span><text:span text:style-name="T10"> is given… government upon His </text:span><text:span text:style-name="T9">shoulder</text:span><text:span text:style-name="T10">… government and </text:span><text:span text:style-name="T9">peace</text:span><text:span text:style-name="T10">… no end</text:span></text:p>
      <text:p text:style-name="P2">Is 11:1-10 a <text:span text:style-name="T16">Branch</text:span>… <text:span text:style-name="T16">rod</text:span> of His mouth… wolf...dwell…with lamb</text:p>
      <text:p text:style-name="P5"><text:span text:style-name="T10">Is 12 in that day… He also has become </text:span><text:span text:style-name="T9">my</text:span><text:span text:style-name="T10"> </text:span><text:span text:style-name="T9">salvation</text:span></text:p>
      <text:p text:style-name="P2">Is 13:9 day of the Lord… stars… will not give their light</text:p>
      <text:p text:style-name="P3">Is 28:16 I lay in Zion… cornerstone.. foundation… whoever believes</text:p>
      <text:p text:style-name="P3">Is 32:1-8 a King will reign in righteousness…</text:p>
      <text:p text:style-name="P2">Is 34: indignation of the Lord against all nations… host of heaven dissolved… rolled up like a scroll.</text:p>
      <text:p text:style-name="P5"><text:span text:style-name="T10">Is 35: desert...rejoice..blossom… streams in the desert… a highway… Highway of Holiness… come to Zion with singing… everlasting joy</text:span></text:p>
      <text:p text:style-name="P2"/>
      <text:p text:style-name="P2"/>
      <text:p text:style-name="P4">Zechariah</text:p>
      <text:p text:style-name="P5"><text:span text:style-name="T10">Zech 2:11 many nations joined to the Lord in that day</text:span></text:p>
      <text:p text:style-name="P2">Zech 14 gather all nations to battle against Jerusalem… in that day His feet will stand on the Mount of Olives… split in two...living waters shall flow from Jerusalem</text:p>
      <text:p text:style-name="P9"/>
      <text:p text:style-name="P31"/>
      <text:p text:style-name="P22">Zeph</text:p>
      <text:p text:style-name="P8"><text:span text:style-name="T10">Zeph 1 consume everything… day of the Lord… great day of the Lord… day is a day of wrath</text:span></text:p>
      <text:p text:style-name="P8"><text:span text:style-name="T10">Zeph 2:1-3 day of the Lord’s anger… seek the Lord… may be that you will be hidden… day of the Lord’s anger</text:span></text:p>
      <text:p text:style-name="P33"><text:span text:style-name="T10">Zeph 3:5-20 cut off nations… no inhabitant… the day I rise up for plunder… gather the nations… earth… devoured… all may call on the name of the Lord… leave in your midst a meek and humble people… trust in the name of the Lord… remnant of Israel… in that day… Jerusalem</text:span></text:p>
      <text:p text:style-name="P10"/>
      <text:p text:style-name="P29"/>
      <text:p text:style-name="P22">Joel</text:p>
      <text:p text:style-name="P8"><text:span text:style-name="T10">Joel 1:15 day of the Lord is at hand… destruction from the Almighty</text:span></text:p>
      <text:p text:style-name="P8"><text:span text:style-name="T10">Joel 2 the day of the Lord is coming… restore the years...locust eaten… shall come to pass afterward…sons...daughters...prophesy...dream dreams...Mount Zion...remnant</text:span></text:p>
      <text:p text:style-name="P37"/>
      <text:p text:style-name="P29"/>
      <text:p text:style-name="P29"/>
      <text:p text:style-name="P2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126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1646in" fo:margin-right="0.21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29T07:59:42.975074671</meta:creation-date>
    <dc:date>2023-04-29T08:57:29.956511539</dc:date>
    <meta:editing-duration>PT46M4S</meta:editing-duration>
    <meta:editing-cycles>23</meta:editing-cycles>
    <meta:generator>LibreOffice/6.4.7.2$Linux_X86_64 LibreOffice_project/40$Build-2</meta:generator>
    <meta:document-statistic meta:table-count="0" meta:image-count="0" meta:object-count="0" meta:page-count="8" meta:paragraph-count="178" meta:word-count="2709" meta:character-count="15600" meta:non-whitespace-character-count="13031"/>
  </office:meta>
</office:document-meta>
</file>